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5.038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.733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76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258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7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48cm" fo:min-width="3.473cm"/>
    </style:style>
    <style:style style:name="gr14" style:family="graphic" style:parent-style-name="standard">
      <style:graphic-properties draw:textarea-horizontal-align="justify" draw:textarea-vertical-align="middle" draw:auto-grow-height="false" fo:min-height="1.446cm" fo:min-width="5.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16" style:family="graphic" style:parent-style-name="standard">
      <style:graphic-properties draw:textarea-horizontal-align="justify" draw:textarea-vertical-align="middle" draw:auto-grow-height="false" fo:min-height="1.48cm" fo:min-width="3.111cm"/>
    </style:style>
    <style:style style:name="gr17" style:family="graphic" style:parent-style-name="standard">
      <style:graphic-properties draw:textarea-horizontal-align="justify" draw:textarea-vertical-align="middle" draw:auto-grow-height="false" fo:min-height="1.479cm" fo:min-width="5.21cm"/>
    </style:style>
    <style:style style:name="gr18" style:family="graphic" style:parent-style-name="standard">
      <style:graphic-properties draw:textarea-horizontal-align="justify" draw:textarea-vertical-align="middle" draw:auto-grow-height="false" fo:min-height="1.479cm" fo:min-width="5.3cm"/>
    </style:style>
    <style:style style:name="gr19" style:family="graphic" style:parent-style-name="standard">
      <style:graphic-properties draw:textarea-horizontal-align="justify" draw:textarea-vertical-align="middle" draw:auto-grow-height="false" fo:min-height="1.657cm" fo:min-width="5.648cm"/>
    </style:style>
    <style:style style:name="gr20" style:family="graphic" style:parent-style-name="standard">
      <style:graphic-properties draw:textarea-horizontal-align="justify" draw:textarea-vertical-align="middle" draw:auto-grow-height="false" fo:min-height="1.479cm" fo:min-width="4.318cm"/>
    </style:style>
    <style:style style:name="gr21" style:family="graphic" style:parent-style-name="standard">
      <style:graphic-properties draw:textarea-horizontal-align="justify" draw:textarea-vertical-align="middle" draw:auto-grow-height="false" fo:min-height="1.48cm" fo:min-width="4.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style="italic"/>
    </style:style>
    <style:style style:name="T4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/</text:span></text:p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/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/</text:span></text:p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5.2cm" svg:height="1.825cm" svg:x="5.7cm" svg:y="0.337cm">
          <draw:text-box>
            <text:p text:style-name="P1"><text:span text:style-name="T2">Komponentendiagramm Desktop/Mobil</text:span></text:p>
          </draw:text-box>
        </draw:frame>
        <draw:custom-shape draw:style-name="gr4" draw:text-style-name="P2" xml:id="id6" draw:id="id6" draw:layer="layout" svg:width="5.538cm" svg:height="1.8cm" svg:x="9.862cm" svg:y="9.9cm">
          <text:p text:style-name="P1"><text:span text:style-name="T1">/results</text:span></text:p>
          <text:p text:style-name="P1"><text:span text:style-name="T1">(HOC) ResultDe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233cm" svg:height="1.8cm" svg:x="4.967cm" svg:y="9.9cm">
          <text:p text:style-name="P1"><text:span text:style-name="T1">/calc</text:span></text:p>
          <text:p text:style-name="P1"><text:span text:style-name="T1">CalcOffl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3.261cm" svg:height="1.8cm" svg:x="20.177cm" svg:y="9.9cm">
          <text:p text:style-name="P1"><text:span text:style-name="T1">/scan</text:span></text:p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7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7" draw:text-style-name="P4" draw:layer="layout" svg:x1="13.3cm" svg:y1="7.2cm" svg:x2="7.083cm" svg:y2="9.9cm" draw:start-shape="id4" draw:start-glue-point="2" draw:end-shape="id5" svg:d="M13300 7200v1350h-6217v1350" svg:viewBox="0 0 6218 2701">
          <text:p/>
        </draw:connector>
        <draw:connector draw:style-name="gr7" draw:text-style-name="P4" draw:layer="layout" svg:x1="13.3cm" svg:y1="7.2cm" svg:x2="12.631cm" svg:y2="9.9cm" draw:start-shape="id4" draw:start-glue-point="2" draw:end-shape="id6" svg:d="M13300 7200v1350h-669v1350" svg:viewBox="0 0 670 2701">
          <text:p/>
        </draw:connector>
        <draw:connector draw:style-name="gr7" draw:text-style-name="P4" draw:layer="layout" svg:x1="13.3cm" svg:y1="7.2cm" svg:x2="21.807cm" svg:y2="9.9cm" draw:start-shape="id4" draw:start-glue-point="2" draw:end-shape="id7" svg:d="M13300 7200v1350h8507v1350" svg:viewBox="0 0 8508 2701">
          <text:p/>
        </draw:connector>
        <draw:custom-shape draw:style-name="gr8" draw:text-style-name="P2" xml:id="id8" draw:id="id8" draw:layer="layout" svg:width="3.758cm" svg:height="1.8cm" svg:x="0.4cm" svg:y="9.9cm">
          <text:p text:style-name="P1"><text:span text:style-name="T1">/about</text:span></text:p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.279cm" svg:y2="9.9cm" draw:start-shape="id4" draw:start-glue-point="2" draw:end-shape="id8" draw:end-glue-point="0" svg:d="M13300 7200v1350h-11021v1350" svg:viewBox="0 0 11022 2701">
          <text:p/>
        </draw:connector>
        <draw:custom-shape draw:style-name="gr9" draw:text-style-name="P2" xml:id="id9" draw:id="id9" draw:layer="layout" svg:width="3.7cm" svg:height="1.7cm" svg:x="0.4cm" svg:y="12.9cm">
          <text:p text:style-name="P1"><text:span text:style-name="T1">/about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.279cm" svg:y1="11.7cm" svg:x2="2.25cm" svg:y2="12.9cm" draw:start-shape="id8" draw:start-glue-point="2" draw:end-shape="id9" svg:d="M2279 11700l-29 1200" svg:viewBox="0 0 30 1201">
          <text:p/>
        </draw:connector>
        <draw:connector draw:style-name="gr7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10" draw:text-style-name="P2" xml:id="id10" draw:id="id10" draw:layer="layout" svg:width="4.3cm" svg:height="1.7cm" svg:x="7.1cm" svg:y="12.9cm">
          <text:p text:style-name="P1"><text:span text:style-name="T1">/results</text:span></text:p>
          <text:p text:style-name="P1"><text:span text:style-name="T1">Error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3cm" svg:height="1.7cm" svg:x="14.7cm" svg:y="12.9cm">
          <text:p text:style-name="P1"><text:span text:style-name="T1">/results</text:span></text:p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631cm" svg:y1="11.7cm" svg:x2="9.25cm" svg:y2="12.9cm" draw:start-shape="id6" draw:start-glue-point="2" draw:end-shape="id10" draw:end-glue-point="0" svg:d="M12631 11700v600h-3381v600" svg:viewBox="0 0 3382 1201">
          <text:p/>
        </draw:connector>
        <draw:connector draw:style-name="gr7" draw:text-style-name="P4" draw:layer="layout" svg:x1="12.631cm" svg:y1="11.7cm" svg:x2="16.85cm" svg:y2="12.9cm" draw:start-shape="id6" draw:start-glue-point="2" draw:end-shape="id11" svg:d="M12631 11700v600h4219v600" svg:viewBox="0 0 4220 1201">
          <text:p/>
        </draw:connector>
        <draw:custom-shape draw:style-name="gr11" draw:text-style-name="P2" xml:id="id12" draw:id="id12" draw:layer="layout" svg:width="3.26cm" svg:height="1.8cm" svg:x="24.14cm" svg:y="9.9cm">
          <text:p text:style-name="P1"><text:span text:style-name="T1">/</text:span></text:p>
          <text:p text:style-name="P1"><text:span text:style-name="T1">StartPage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25.77cm" svg:y2="9.9cm" draw:start-shape="id4" draw:start-glue-point="2" draw:end-shape="id12" svg:d="M13300 7200v1350h12470v1350" svg:viewBox="0 0 12471 2701">
          <text:p/>
        </draw:connector>
        <draw:custom-shape draw:style-name="gr6" draw:text-style-name="P2" xml:id="id13" draw:id="id13" draw:layer="layout" svg:width="3.261cm" svg:height="1.8cm" svg:x="16cm" svg:y="9.9cm">
          <text:p text:style-name="P1"><text:span text:style-name="T1">/search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cm" svg:y1="7.2cm" svg:x2="17.63cm" svg:y2="9.9cm" draw:start-shape="id4" draw:start-glue-point="2" draw:end-shape="id13" svg:d="M13300 7200v1350h4330v1350" svg:viewBox="0 0 4331 2701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3" draw:text-style-name="P2" xml:id="id17" draw:id="id17" draw:layer="layout" svg:width="3.973cm" svg:height="1.73cm" svg:x="0.381cm" svg:y="8.533cm">
          <text:p text:style-name="P1"><text:span text:style-name="T3">/</text:span><text:span text:style-name="T4">admin</text:span></text:p>
          <text:p text:style-name="P1"><text:span text:style-name="T1">Authent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6.36cm" svg:height="1.696cm" svg:x="10.741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17.1cm" svg:height="1.063cm" svg:x="5.7cm" svg:y="0.337cm">
          <draw:text-box>
            <text:p text:style-name="P1"><text:span text:style-name="T2">Komponentendiagramm <text:s/>Admin</text:span></text:p>
          </draw:text-box>
        </draw:frame>
        <draw:custom-shape draw:style-name="gr16" draw:text-style-name="P2" xml:id="id23" draw:id="id23" draw:layer="layout" svg:width="3.611cm" svg:height="1.73cm" draw:transform="skewX (-0.00122173047639603) rotate (-0.00157079632679416) translate (0.6cm 12.165cm)">
          <text:p text:style-name="P1"><text:span text:style-name="T1">/admin</text:span></text:p>
          <text:p text:style-name="P1"><text:span text:style-name="T1">StartAdmin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" draw:id="id19" draw:layer="layout" svg:width="5.71cm" svg:height="1.729cm" svg:x="4.89cm" svg:y="8.514cm">
          <text:p text:style-name="P1"><text:span text:style-name="T3">/</text:span><text:span text:style-name="T4">admin</text:span><text:span text:style-name="T1">/add_product</text:span></text:p>
          <text:p text:style-name="P1"><text:span text:style-name="T1">AddProduc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16" draw:id="id16" draw:layer="layout" svg:width="5.8cm" svg:height="1.729cm" svg:x="11cm" svg:y="8.5cm">
          <text:p text:style-name="P1"><text:span text:style-name="T3">/</text:span><text:span text:style-name="T4">admin</text:span><text:span text:style-name="T1">/edit_product</text:span></text:p>
          <text:p text:style-name="P1"><text:span text:style-name="T1">EditProduc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5" draw:id="id15" draw:layer="layout" svg:width="6.148cm" svg:height="1.907cm" svg:x="10.847cm" svg:y="4.356cm">
          <text:p text:style-name="P1"><text:span text:style-name="T1">/admin</text:span></text:p>
          <text:p text:style-name="P1"><text:span text:style-name="T1">RouterSwit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921cm" svg:y1="3.296cm" svg:x2="13.921cm" svg:y2="4.356cm" draw:start-shape="id14" draw:start-glue-point="2" draw:end-shape="id15" draw:end-glue-point="0" svg:d="M13921 3296v1060" svg:viewBox="0 0 1 1061">
          <text:p/>
        </draw:connector>
        <draw:connector draw:style-name="gr7" draw:text-style-name="P4" draw:layer="layout" svg:x1="13.921cm" svg:y1="6.263cm" svg:x2="13.9cm" svg:y2="8.5cm" draw:start-shape="id15" draw:start-glue-point="2" draw:end-shape="id16" svg:d="M13921 6263v1118h-21v1119" svg:viewBox="0 0 22 2238">
          <text:p/>
        </draw:connector>
        <draw:connector draw:style-name="gr7" draw:text-style-name="P4" draw:layer="layout" svg:x1="13.921cm" svg:y1="6.263cm" svg:x2="2.367cm" svg:y2="8.533cm" draw:start-shape="id15" draw:start-glue-point="2" draw:end-shape="id17" svg:d="M13921 6263v1135h-11554v1135" svg:viewBox="0 0 11555 2271">
          <text:p/>
        </draw:connector>
        <draw:custom-shape draw:style-name="gr20" draw:text-style-name="P2" xml:id="id18" draw:id="id18" draw:layer="layout" svg:width="4.818cm" svg:height="1.729cm" svg:x="17.257cm" svg:y="8.5cm">
          <text:p text:style-name="P1"><text:span text:style-name="T3">/</text:span><text:span text:style-name="T4">admin</text:span><text:span text:style-name="T1">/search</text:span></text:p>
          <text:p text:style-name="P1"><text:span text:style-name="T1">AdminSearch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921cm" svg:y1="6.263cm" svg:x2="19.666cm" svg:y2="8.5cm" draw:start-shape="id15" draw:start-glue-point="2" draw:end-shape="id18" svg:d="M13921 6263v1118h5745v1119" svg:viewBox="0 0 5746 2238">
          <text:p/>
        </draw:connector>
        <draw:connector draw:style-name="gr7" draw:text-style-name="P4" draw:layer="layout" svg:x1="13.921cm" svg:y1="6.263cm" svg:x2="7.745cm" svg:y2="8.514cm" draw:start-shape="id15" draw:start-glue-point="2" draw:end-shape="id19" draw:end-glue-point="0" svg:d="M13921 6263v1125h-6176v1126" svg:viewBox="0 0 6177 2252">
          <text:p/>
        </draw:connector>
        <draw:custom-shape draw:style-name="gr16" draw:text-style-name="P2" xml:id="id20" draw:id="id20" draw:layer="layout" svg:width="3.611cm" svg:height="1.73cm" draw:transform="skewX (-0.00122173047639603) rotate (-0.00157079632679416) translate (5.019cm 12.165cm)">
          <text:p text:style-name="P1"><text:span text:style-name="T1">/admin</text:span></text:p>
          <text:p text:style-name="P1"><text:span text:style-name="T1">Login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1" draw:id="id21" draw:layer="layout" svg:width="4.6cm" svg:height="1.73cm" draw:transform="skewX (-0.00122173047639603) rotate (-0.00157079632679416) translate (11.6cm 12.265cm)">
          <text:p text:style-name="P1"><text:span text:style-name="T1"/></text:p>
          <text:p text:style-name="P1"><text:span text:style-name="T1">NotLoggedI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367cm" svg:y1="10.263cm" svg:x2="6.824cm" svg:y2="12.168cm" draw:start-shape="id17" draw:start-glue-point="2" draw:end-shape="id20" svg:d="M2367 10263v951h4457v954" svg:viewBox="0 0 4458 1906">
          <text:p/>
        </draw:connector>
        <draw:connector draw:style-name="gr7" draw:text-style-name="P4" draw:layer="layout" svg:x1="7.745cm" svg:y1="10.243cm" svg:x2="13.9cm" svg:y2="12.269cm" draw:start-shape="id19" draw:start-glue-point="2" draw:end-shape="id21" svg:d="M7745 10243v1010h6155v1016" svg:viewBox="0 0 6156 2027">
          <text:p/>
        </draw:connector>
        <draw:connector draw:style-name="gr7" draw:text-style-name="P4" draw:layer="layout" draw:type="line" svg:x1="13.9cm" svg:y1="10.229cm" svg:x2="13.9cm" svg:y2="12.269cm" draw:start-shape="id16" draw:start-glue-point="2" draw:end-shape="id21" draw:end-glue-point="0" svg:d="M13900 10229v2040" svg:viewBox="0 0 1 2041">
          <text:p/>
        </draw:connector>
        <draw:connector draw:style-name="gr7" draw:text-style-name="P4" draw:layer="layout" svg:x1="19.666cm" svg:y1="10.229cm" svg:x2="13.9cm" svg:y2="12.269cm" draw:start-shape="id18" draw:start-glue-point="2" draw:end-shape="id21" draw:end-glue-point="0" svg:d="M19666 10229v1017h-5766v1023" svg:viewBox="0 0 5767 2041">
          <text:p/>
        </draw:connector>
        <draw:custom-shape draw:style-name="gr20" draw:text-style-name="P2" xml:id="id22" draw:id="id22" draw:layer="layout" svg:width="4.818cm" svg:height="1.729cm" svg:x="22.557cm" svg:y="8.5cm">
          <text:p text:style-name="P1"><text:span text:style-name="T3">/</text:span><text:span text:style-name="T4">admin</text:span><text:span text:style-name="T1">/results</text:span></text:p>
          <text:p text:style-name="P1"><text:span text:style-name="T1">AdminResul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921cm" svg:y1="6.263cm" svg:x2="24.966cm" svg:y2="8.5cm" draw:start-shape="id15" draw:start-glue-point="2" draw:end-shape="id22" svg:d="M13921 6263v1118h11045v1119" svg:viewBox="0 0 11046 2238">
          <text:p/>
        </draw:connector>
        <draw:connector draw:style-name="gr7" draw:text-style-name="P4" draw:layer="layout" svg:x1="24.966cm" svg:y1="10.229cm" svg:x2="13.9cm" svg:y2="12.269cm" draw:start-shape="id22" draw:start-glue-point="2" draw:end-shape="id21" svg:d="M24966 10229v1017h-11066v1023" svg:viewBox="0 0 11067 2041">
          <text:p/>
        </draw:connector>
        <draw:connector draw:style-name="gr7" draw:text-style-name="P4" draw:layer="layout" draw:type="line" svg:x1="2.367cm" svg:y1="10.263cm" svg:x2="2.405cm" svg:y2="12.168cm" draw:start-shape="id17" draw:start-glue-point="2" draw:end-shape="id23" draw:end-glue-point="0" svg:d="M2367 10263l38 1905" svg:viewBox="0 0 39 1906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9:51:33.418871301</dc:date>
    <meta:editing-duration>PT2H28M59S</meta:editing-duration>
    <meta:editing-cycles>29</meta:editing-cycles>
    <meta:generator>LibreOffice/6.0.7.3$Linux_X86_64 LibreOffice_project/00m0$Build-3</meta:generator>
    <meta:document-statistic meta:object-count="74"/>
  </office:meta>
</office:document-meta>
</file>